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4c4c4c" draw:auto-grow-height="false" fo:min-height="9.092cm" fo:min-width="5.042cm" fo:wrap-option="no-wrap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5" style:family="graphic" style:parent-style-name="standard">
      <style:graphic-properties draw:stroke="none" draw:fill="none" fo:min-height="6.413cm"/>
    </style:style>
    <style:style style:name="gr6" style:family="graphic" style:parent-style-name="standard">
      <style:graphic-properties draw:stroke="none" draw:fill="none" fo:min-height="7.73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fo:min-height="13.859cm"/>
    </style:style>
    <style:style style:name="pr8" style:family="presentation" style:parent-style-name="Standard-subtitle">
      <style:graphic-properties draw:fill-color="#ffffff" fo:min-height="8.546cm"/>
    </style:style>
    <style:style style:name="pr9" style:family="presentation" style:parent-style-name="Standard-subtitle">
      <style:graphic-properties draw:fill-color="#ffffff" fo:min-height="10.481cm"/>
    </style:style>
    <style:style style:name="pr10" style:family="presentation" style:parent-style-name="Standard-outline1">
      <style:graphic-properties fo:min-height="12.18cm"/>
    </style:style>
    <style:style style:name="pr11" style:family="presentation" style:parent-style-name="Standard-outline1">
      <style:graphic-properties fo:min-height="1.88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50%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color="#595959"/>
    </style:style>
    <style:style style:name="P8" style:family="paragraph">
      <loext:graphic-properties draw:fill-color="#ffffff"/>
      <style:paragraph-properties fo:text-align="start"/>
      <style:text-properties fo:color="#595959" fo:font-size="18pt" style:font-size-asian="18pt" style:font-size-complex="18pt"/>
    </style:style>
    <style:style style:name="P9" style:family="paragraph">
      <style:paragraph-properties fo:text-align="start"/>
      <style:text-properties fo:font-size="22pt" style:font-size-asian="22pt" style:font-size-complex="22pt"/>
    </style:style>
    <style:style style:name="P10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fo:color="#ff0000" fo:font-size="20pt" style:font-size-asian="20pt" style:font-size-complex="20pt"/>
    </style:style>
    <style:style style:name="P13" style:family="paragraph">
      <loext:graphic-properties draw:fill="none" draw:fill-color="#ffffff"/>
      <style:text-properties fo:color="#00ae00" fo:font-size="20pt" style:font-size-asian="20pt" style:font-size-complex="20pt"/>
    </style:style>
    <style:style style:name="P14" style:family="paragraph">
      <loext:graphic-properties draw:fill="solid" draw:fill-color="#4c4c4c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22pt" style:font-size-asian="22pt" style:font-size-complex="22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P19" style:family="paragraph">
      <loext:graphic-properties draw:fill="none"/>
    </style:style>
    <style:style style:name="P20" style:family="paragraph">
      <style:paragraph-properties fo:margin-top="0.508cm" fo:margin-bottom="0cm"/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paragraph-properties fo:margin-top="0.457cm" fo:margin-bottom="0cm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595959" fo:font-size="18pt" style:font-size-asian="18pt" style:font-size-complex="18pt"/>
    </style:style>
    <style:style style:name="T6" style:family="text">
      <style:text-properties fo:color="#ff0000" fo:font-size="20pt" style:font-size-asian="20pt" style:font-size-complex="20pt"/>
    </style:style>
    <style:style style:name="T7" style:family="text">
      <style:text-properties fo:color="#00ae00" fo:font-size="20pt" style:font-size-asian="20pt" style:font-size-complex="20pt"/>
    </style:style>
    <style:style style:name="T8" style:family="text">
      <style:text-properties fo:language="en" fo:country="US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Module Patter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„</text:span><text:span text:style-name="T1">Inspirational Quote Here“ </text:span></text:p>
            <text:p><text:span text:style-name="T1"><text:tab/></text:span><text:span text:style-name="T1"><text:tab/></text:span><text:span text:style-name="T2">- Some Relevant Per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Module Pattern – An Overview</text:span>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– An Overvi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way to emulate classes</text:p>
              </text:list-item>
              <text:list-item>
                <text:p>Allows public and private methods / variables</text:p>
              </text:list-item>
              <text:list-item>
                <text:p>Uses function scope to provide privacy and state</text:p>
              </text:list-item>
              <text:list-item>
                <text:p>Allowes to extend modules in different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- Example</text:p>
          </draw:text-box>
        </draw:frame>
        <draw:frame presentation:style-name="pr7" draw:text-style-name="P5" draw:layer="layout" svg:width="25.199cm" svg:height="13.859cm" svg:x="1.4cm" svg:y="4.91cm" presentation:class="subtitle" presentation:user-transformed="true">
          <draw:text-box>
            <text:p text:style-name="P4"><text:span text:style-name="T4">var exampleModule = (function() {</text:span></text:p>
            <text:p text:style-name="P4"><text:span text:style-name="T4"><text:tab/></text:span></text:p>
            <text:p text:style-name="P4"><text:span text:style-name="T4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 - Example</text:p>
          </draw:text-box>
        </draw:frame>
        <draw:frame presentation:style-name="pr7" draw:text-style-name="P5" draw:layer="layout" svg:width="25.199cm" svg:height="13.859cm" svg:x="1.4cm" svg:y="4.91cm" presentation:class="subtitle" presentation:user-transformed="true">
          <draw:text-box>
            <text:p text:style-name="P4"><text:span text:style-name="T4">var exampleModule = (function() {</text:span></text:p>
            <text:p text:style-name="P4"><text:span text:style-name="T4"><text:tab/></text:span><text:span text:style-name="T4">var object = {};</text:span></text:p>
            <text:p text:style-name="P4"><text:span text:style-name="T4"/></text:p>
            <text:p text:style-name="P4"><text:span text:style-name="T4"><text:tab/></text:span><text:span text:style-name="T4">var privateVariable = …;</text:span></text:p>
            <text:p text:style-name="P4"><text:span text:style-name="T4"><text:tab/></text:span><text:span text:style-name="T4">var privateFunction = function(){...};</text:span></text:p>
            <text:p text:style-name="P4"><text:span text:style-name="T4"/></text:p>
            <text:p text:style-name="P4"><text:span text:style-name="T4"><text:tab/></text:span><text:span text:style-name="T4">object.publicVariable = …;</text:span></text:p>
            <text:p text:style-name="P4"><text:span text:style-name="T4"><text:tab/></text:span><text:span text:style-name="T4">object.publicFunction = function() {…};</text:span></text:p>
            <text:p text:style-name="P4"><text:span text:style-name="T4"/></text:p>
            <text:p text:style-name="P4"><text:span text:style-name="T4"><text:tab/></text:span><text:span text:style-name="T4">return object;</text:span></text:p>
            <text:p text:style-name="P4"><text:span text:style-name="T4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8" draw:text-style-name="P8" draw:layer="layout" svg:width="11.2cm" svg:height="8.546cm" svg:x="1cm" svg:y="1cm">
          <draw:text-box>
            <text:p text:style-name="P7"><text:span text:style-name="T5">var exampleModule = (function() {</text:span></text:p>
            <text:p text:style-name="P7"><text:span text:style-name="T5"><text:tab/></text:span><text:span text:style-name="T5">var object = {};</text:span></text:p>
            <text:p text:style-name="P7"><text:span text:style-name="T5"><text:tab/></text:span><text:span text:style-name="T5">var privateVariable = ''private'';</text:span></text:p>
            <text:p text:style-name="P7"><text:span text:style-name="T5"><text:tab/></text:span><text:span text:style-name="T5">var privateFunction = function(){</text:span></text:p>
            <text:p text:style-name="P7"><text:span text:style-name="T5"><text:tab/></text:span><text:span text:style-name="T5"><text:tab/></text:span><text:span text:style-name="T5">return privateVariable;</text:span></text:p>
            <text:p text:style-name="P7"><text:span text:style-name="T5"><text:tab/></text:span><text:span text:style-name="T5">};</text:span></text:p>
            <text:p text:style-name="P7"><text:span text:style-name="T5"><text:tab/></text:span><text:span text:style-name="T5">object.publicVariable = ''public'';</text:span></text:p>
            <text:p text:style-name="P7"><text:span text:style-name="T5"><text:tab/></text:span><text:span text:style-name="T5">object.publicFunction = function() {</text:span></text:p>
            <text:p text:style-name="P7"><text:span text:style-name="T5"><text:tab/></text:span><text:span text:style-name="T5"><text:tab/></text:span><text:span text:style-name="T5">return object.publicVariable;</text:span></text:p>
            <text:p text:style-name="P7"><text:span text:style-name="T5"><text:tab/></text:span><text:span text:style-name="T5">};</text:span></text:p>
            <text:p text:style-name="P7"><text:span text:style-name="T5"><text:tab/></text:span><text:span text:style-name="T5">return object;</text:span></text:p>
            <text:p text:style-name="P7"><text:span text:style-name="T5">}());</text:span></text:p>
          </draw:text-box>
        </draw:frame>
        <draw:frame presentation:style-name="pr9" draw:text-style-name="P10" draw:layer="layout" svg:width="17.015cm" svg:height="10.481cm" svg:x="3.6cm" svg:y="9.119cm">
          <draw:text-box>
            <text:p text:style-name="P9"><text:span text:style-name="T2">console.log(exampleModule.privateVariable);</text:span></text:p>
            <text:p text:style-name="P9"><text:span text:style-name="T2">exampleModule.privateVariable = ''not private'';</text:span></text:p>
            <text:p text:style-name="P9"><text:span text:style-name="T2">console.log(exampleModule.privateVariable);</text:span></text:p>
            <text:p text:style-name="P9"><text:span text:style-name="T2">exampleModule.privatefunction();</text:span></text:p>
            <text:p text:style-name="P9"><text:span text:style-name="T2"/></text:p>
            <text:p text:style-name="P9"><text:span text:style-name="T2">console.log(exampleModule.publicVariable)</text:span></text:p>
            <text:p text:style-name="P9"><text:span text:style-name="T2">exampleModule.publicVariable = ''test public'';</text:span></text:p>
            <text:p text:style-name="P9"><text:span text:style-name="T2">console.log(exampleModule.publicVariable)</text:span></text:p>
            <text:p text:style-name="P9"><text:span text:style-name="T2">exampleModule.publicFunction();</text:span></text:p>
          </draw:text-box>
        </draw:frame>
        <draw:frame draw:style-name="gr2" draw:text-style-name="P12" draw:layer="layout" svg:width="3.046cm" svg:height="1.034cm" svg:x="0.078cm" svg:y="10.475cm">
          <draw:text-box>
            <text:p text:style-name="P11"><text:span text:style-name="T6">ERROR</text:span></text:p>
          </draw:text-box>
        </draw:frame>
        <draw:frame draw:style-name="gr2" draw:text-style-name="P13" draw:layer="layout" svg:width="1.518cm" svg:height="1.034cm" svg:x="1.482cm" svg:y="11.372cm">
          <draw:text-box>
            <text:p text:style-name="P11"><text:span text:style-name="T7">OK</text:span></text:p>
          </draw:text-box>
        </draw:frame>
        <draw:frame draw:style-name="gr2" draw:text-style-name="P12" draw:layer="layout" svg:width="3.046cm" svg:height="1.034cm" svg:x="0.005cm" svg:y="13.051cm">
          <draw:text-box>
            <text:p text:style-name="P11"><text:span text:style-name="T6">ERROR</text:span></text:p>
          </draw:text-box>
        </draw:frame>
        <draw:custom-shape draw:style-name="gr3" draw:text-style-name="P14" draw:layer="layout" svg:width="6.8cm" svg:height="10.6cm" svg:x="20.6cm" svg:y="9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text-style-name="P16" draw:layer="layout" svg:width="4.465cm" svg:height="1.111cm" svg:x="21.335cm" svg:y="12.089cm">
          <draw:text-box>
            <text:p text:style-name="P15"><text:span text:style-name="T2">not private</text:span></text:p>
          </draw:text-box>
        </draw:frame>
        <draw:frame draw:style-name="gr2" draw:text-style-name="P16" draw:layer="layout" svg:width="2.526cm" svg:height="1.111cm" svg:x="21.4cm" svg:y="14.6cm">
          <draw:text-box>
            <text:p><text:span text:style-name="T2">public</text:span></text:p>
          </draw:text-box>
        </draw:frame>
        <draw:frame draw:style-name="gr2" draw:text-style-name="P16" draw:layer="layout" svg:width="3.995cm" svg:height="1.111cm" svg:x="21.4cm" svg:y="16.4cm">
          <draw:text-box>
            <text:p><text:span text:style-name="T2">test public</text:span></text:p>
          </draw:text-box>
        </draw:frame>
        <draw:frame draw:style-name="gr2" draw:text-style-name="P16" draw:layer="layout" svg:width="3.995cm" svg:height="1.111cm" svg:x="21.4cm" svg:y="17.289cm">
          <draw:text-box>
            <text:p><text:span text:style-name="T2">test public</text:span></text:p>
          </draw:text-box>
        </draw:frame>
        <draw:frame draw:style-name="gr2" draw:text-style-name="P13" draw:layer="layout" svg:width="1.518cm" svg:height="1.034cm" svg:x="1.482cm" svg:y="12.2cm">
          <draw:text-box>
            <text:p text:style-name="P11"><text:span text:style-name="T7">OK</text:span></text:p>
          </draw:text-box>
        </draw:frame>
        <draw:frame draw:style-name="gr2" draw:text-style-name="P13" draw:layer="layout" svg:width="1.518cm" svg:height="1.034cm" svg:x="1.482cm" svg:y="14.817cm">
          <draw:text-box>
            <text:p text:style-name="P11"><text:span text:style-name="T7">OK</text:span></text:p>
          </draw:text-box>
        </draw:frame>
        <draw:frame draw:style-name="gr2" draw:text-style-name="P13" draw:layer="layout" svg:width="1.518cm" svg:height="1.034cm" svg:x="1.482cm" svg:y="15.566cm">
          <draw:text-box>
            <text:p text:style-name="P11"><text:span text:style-name="T7">OK</text:span></text:p>
          </draw:text-box>
        </draw:frame>
        <draw:frame draw:style-name="gr2" draw:text-style-name="P13" draw:layer="layout" svg:width="1.518cm" svg:height="1.034cm" svg:x="1.482cm" svg:y="16.4cm">
          <draw:text-box>
            <text:p text:style-name="P11"><text:span text:style-name="T7">OK</text:span></text:p>
          </draw:text-box>
        </draw:frame>
        <draw:frame draw:style-name="gr2" draw:text-style-name="P13" draw:layer="layout" svg:width="1.518cm" svg:height="1.034cm" svg:x="1.482cm" svg:y="17.366cm">
          <draw:text-box>
            <text:p text:style-name="P11"><text:span text:style-name="T7">OK</text:span></text:p>
          </draw:text-box>
        </draw:frame>
        <draw:frame draw:style-name="gr2" draw:text-style-name="P16" draw:layer="layout" svg:width="5.938cm" svg:height="1.111cm" svg:x="21cm" svg:y="8.089cm">
          <draw:text-box>
            <text:p><text:span text:style-name="T2">Console output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 Patte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re overview stuff here (e.g. how to include <text:s/>globals[function argument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ced Module Pattern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<text:span text:style-name="T3">Advantages of the Module Pattern</text:span>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3">Advantages of the Module Pattern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<text:span text:style-name="T3">Disadvantages of the Module Pattern</text:span>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advantages of the Module Patter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 inheritance</text:p>
              </text:list-item>
              <text:list-item>
                <text:p>More disad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<text:span text:style-name="T3">Our Application: Tic Tac Toe</text:span>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3">Our Application: Tic Tac Toe</text:p>
              </text:list-header>
            </text:list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emonstration of the app</text:p>
              </text:list-item>
              <text:list-item>
                <text:p>Code excerpts(few)</text:p>
              </text:list-item>
              <text:list-item>
                <text:p>How the Module Pattern helped us achieve this and why it was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 app <text:span text:style-name="T8">structure</text:span></text:p>
          </draw:text-box>
        </draw:frame>
        <draw:frame presentation:style-name="pr1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in <text:span text:style-name="T8">functionality</text:span> in one file</text:p>
              </text:list-item>
              <text:list-item>
                <text:p>4 different <text:span text:style-name="T8">strategies</text:span></text:p>
              </text:list-item>
              <text:list-item>
                <text:p>1 file per strategy to extend main module</text:p>
              </text:list-item>
              <text:list-item>
                <text:p>lazy loading of js files with LAB.j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ule creation</text:p>
          </draw:text-box>
        </draw:frame>
        <draw:frame presentation:style-name="pr11" draw:layer="layout" svg:width="25.199cm" svg:height="1.886cm" svg:x="1.201cm" svg:y="6.4cm" presentation:class="outline" presentation:user-transformed="true">
          <draw:text-box>
            <text:list text:style-name="L2">
              <text:list-item>
                <text:p>Loose augmentation</text:p>
              </text:list-item>
            </text:list>
          </draw:text-box>
        </draw:frame>
        <draw:frame draw:style-name="gr5" draw:text-style-name="P18" draw:layer="layout" svg:width="19.4cm" svg:height="6.663cm" svg:x="4.8cm" svg:y="10.137cm">
          <draw:text-box>
            <text:p text:style-name="P17"><text:span text:style-name="T9">var TICTACTOEAreaObject = (function (object) {</text:span></text:p>
            <text:p text:style-name="P17"><text:span text:style-name="T9"/></text:p>
            <text:p text:style-name="P17"><text:span text:style-name="T9"><text:tab/></text:span><text:span text:style-name="T9">…</text:span></text:p>
            <text:p text:style-name="P17"><text:span text:style-name="T9"/></text:p>
            <text:p text:style-name="P17"><text:span text:style-name="T9"><text:tab/></text:span><text:span text:style-name="T9">return object;</text:span></text:p>
            <text:p text:style-name="P17"><text:span text:style-name="T9">}(TICTACTOEAreaObject || {}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ivate variables management</text:p>
          </draw:text-box>
        </draw:frame>
        <draw:frame draw:style-name="gr6" draw:text-style-name="P19" draw:layer="layout" svg:width="18.567cm" svg:height="7.985cm" svg:x="7.2cm" svg:y="11.4cm">
          <draw:text-box>
            <text:p>var _private = object._private = object._private || {};</text:p>
            <text:p><text:tab/>var _seal = object._seal = object._seal || function () {</text:p>
            <text:p><text:tab/><text:tab/><text:tab/>delete object._private;</text:p>
            <text:p><text:tab/><text:tab/><text:tab/>delete object._seal;</text:p>
            <text:p><text:tab/><text:tab/><text:tab/>delete object._unseal;</text:p>
            <text:p><text:tab/><text:tab/>};</text:p>
            <text:p><text:tab/>var _unseal = object._unseal = object._unseal || function () {</text:p>
            <text:p><text:tab/><text:tab/><text:tab/>object._private = _private;</text:p>
            <text:p><text:tab/><text:tab/><text:tab/>object._seal = _seal;</text:p>
            <text:p><text:tab/><text:tab/><text:tab/>object._unseal = _unseal;</text:p>
            <text:p><text:tab/><text:tab/>};</text:p>
          </draw:text-box>
        </draw:frame>
        <draw:frame draw:style-name="gr2" draw:text-style-name="P21" draw:layer="layout" svg:width="21.566cm" svg:height="4.57cm" svg:x="3.234cm" svg:y="5cm">
          <draw:text-box>
            <text:list text:style-name="L1">
              <text:list-item>
                <text:p text:style-name="P20"><text:span text:style-name="T4">_private provides variable</text:span></text:p>
              </text:list-item>
              <text:list-item>
                <text:p text:style-name="P20"><text:span text:style-name="T4">_seal called after init</text:span></text:p>
              </text:list-item>
              <text:list-item>
                <text:p text:style-name="P20"><text:span text:style-name="T4">_unseal to call before loading new module fi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blic/Private variables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object</text:span> contains all public variables</text:p>
              </text:list-item>
              <text:list-item>
                <text:p><text:span text:style-name="T3">_private </text:span><text:span text:style-name="T10">contains all file-shared private variables</text:span></text:p>
              </text:list-item>
              <text:list-item>
                <text:p><text:span text:style-name="T10">var name = … only accessible in that 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0:20:57.44</meta:creation-date>
    <meta:editing-duration>PT6H15M18S</meta:editing-duration>
    <meta:editing-cycles>43</meta:editing-cycles>
    <dc:date>2015-04-08T20:52:28.166295000</dc:date>
    <meta:generator>LibreOffice/4.4.1.2$MacOSX_X86_64 LibreOffice_project/45e2de17089c24a1fa810c8f975a7171ba4cd432</meta:generator>
    <meta:document-statistic meta:object-count="113"/>
  </office:meta>
</office:document-meta>
</file>